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 svg:font-family="Helvetica" style:font-family-generic="swiss"/>
    <style:font-face style:name="Liberation Mono" svg:font-family="'Liberation Mono', 'Courier New', 'DejaVu Sans Mono', Courier, Monac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68cm"/>
    </style:style>
    <style:style style:name="co2" style:family="table-column">
      <style:table-column-properties fo:break-before="auto" style:column-width="2.258cm"/>
    </style:style>
    <style:style style:name="co3" style:family="table-column">
      <style:table-column-properties fo:break-before="auto" style:column-width="4.39cm"/>
    </style:style>
    <style:style style:name="ro1" style:family="table-row">
      <style:table-row-properties style:row-height="0.573c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style:vertical-align="top"/>
      <style:text-properties fo:font-size="12pt" style:font-size-asian="12pt" style:font-size-complex="12pt"/>
    </style:style>
    <style:style style:name="ce2" style:family="table-cell" style:parent-style-name="Default">
      <style:table-cell-properties style:vertical-align="top"/>
      <style:text-properties fo:font-size="12pt" style:font-size-asian="12pt" style:font-size-complex="12pt"/>
    </style:style>
    <style:style style:name="ce1" style:family="table-cell" style:parent-style-name="Default">
      <style:table-cell-properties style:vertical-align="to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GB" fo:font-style="normal" fo:text-shadow="none" style:text-underline-style="none" fo:font-weight="normal" style:text-underline-mode="continuous" style:text-overline-mode="continuous" style:text-line-through-mode="continuous" style:font-name-asian="Tahoma"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2pt" fo:language="en" fo:country="GB" fo:font-style="normal" fo:text-shadow="none" style:text-underline-style="none" fo:font-weight="normal" style:text-underline-mode="continuous" style:text-overline-mode="continuous" style:text-line-through-mode="continuous" style:font-name-asian="Tahoma"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map style:condition="cell-content()=&quot;Done&quot;" style:apply-style-name="Good" style:base-cell-address="Sheet1.F1"/>
    </style:style>
    <style:style style:name="ce12" style:family="table-cell" style:parent-style-name="Default">
      <style:map style:condition="cell-content()=&quot;Done&quot;" style:apply-style-name="Good" style:base-cell-address="Sheet1.F1"/>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font-name="Helvetica" fo:font-size="8pt" fo:language="none" fo:country="none" style:font-name-asian="Helvetica" style:font-size-asian="8pt" style:language-asian="none" style:country-asian="none" style:font-name-complex="Helvetica" style:font-size-complex="8pt" style:language-complex="none" style:country-complex="none"/>
    </style:style>
    <style:style style:name="T1" style:family="text">
      <style:text-properties fo:color="#000000" style:text-position="0% 100%" style:font-name-asian="Helvetica" style:font-name-complex="Helvetica" style:font-size-asian="8pt" style:font-size-complex="8pt"/>
    </style:style>
    <style:style style:name="T2" style:family="text">
      <style:text-properties style:text-position="0% 100%" style:font-name-asian="Helvetica" style:font-name-complex="Helvetica" style:font-size-asian="8pt" style:font-size-complex="8pt" fo:color="#bc6296"/>
    </style:style>
    <style:style style:name="T3" style:family="text">
      <style:text-properties style:text-position="0% 100%" style:font-name-asian="Helvetica" style:font-name-complex="Helvetica" style:font-size-asian="8pt" style:font-size-complex="8pt" fo:color="#000000"/>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number-columns-repeated="3" table:default-cell-style-name="Default"/>
        <table:table-column table:style-name="co3" table:default-cell-style-name="Default"/>
        <table:table-column table:style-name="co2" table:default-cell-style-name="ce12"/>
        <table:table-column table:style-name="co2" table:number-columns-repeated="2" table:default-cell-style-name="Default"/>
        <table:table-row table:style-name="ro1">
          <table:table-cell table:style-name="ce5" office:value-type="string" calcext:value-type="string">
            <text:p>Comment</text:p>
          </table:table-cell>
          <table:table-cell office:value-type="string" calcext:value-type="string">
            <text:p>Reviewer</text:p>
          </table:table-cell>
          <table:table-cell office:value-type="string" calcext:value-type="string">
            <text:p>page/location</text:p>
          </table:table-cell>
          <table:table-cell office:value-type="string" calcext:value-type="string">
            <text:p>Comments.HS</text:p>
          </table:table-cell>
          <table:table-cell office:value-type="string" calcext:value-type="string">
            <text:p>Kind</text:p>
          </table:table-cell>
          <table:table-cell table:style-name="ce13" office:value-type="string" calcext:value-type="string">
            <text:p>Status</text:p>
          </table:table-cell>
          <table:table-cell office:value-type="string" calcext:value-type="string">
            <text:p>New text</text:p>
          </table:table-cell>
          <table:table-cell office:value-type="string" calcext:value-type="string">
            <text:p>Comment</text:p>
          </table:table-cell>
        </table:table-row>
        <table:table-row table:style-name="ro1">
          <table:table-cell office:value-type="string" calcext:value-type="string">
            <text:p>The major thrust of this paper is more to do with Oceanic than with computational approaches or other methodological aspects. In fact, when the author has a chance to say something about methodology, they seem to shy away from it. For example, page 32, "The Comparative Method is well developed in terms of identifying cognates and sound correspondences, but the estimation of branch lengths has received less attention. This need not mean a return to glottochronology, this appears to be a misguided and overly simplistic approach (Greenhill 2015:371), there are other alternatives." Estimation of branch lengths has never been a goal of the CM, so it is not surprising that it received less attention. It seems like a decidedly odd statement. And the second of those sentences is just several phrases strung together most unclearly (and ungrammatically). Is the "this" which is misguided and overly simplistic glottochronology? Well, that's not news -- but also why is no comment/reference made to any of the work around assessing and improving glottochronology? Especially when the phrase "there are other alternatives" is just thrown out there, and left hanging. This whole paragraph needs major reworking.</text:p>
          </table:table-cell>
          <table:table-cell office:value-type="float" office:value="1" calcext:value-type="float">
            <text:p>1</text:p>
          </table:table-cell>
          <table:table-cell office:value-type="string" calcext:value-type="string">
            <text:p>Page 32</text:p>
          </table:table-cell>
          <table:table-cell/>
          <table:table-cell office:value-type="string" calcext:value-type="string">
            <text:p>Rewrite paragraph</text:p>
          </table:table-cell>
          <table:table-cell table:number-columns-repeated="3"/>
        </table:table-row>
        <table:table-row table:style-name="ro1">
          <table:table-cell office:value-type="string" calcext:value-type="string">
            <text:p>There are a few typos and minor grammar errors -- nothing that interferes with comprehension, and which would easily be caught in a careful edit</text:p>
          </table:table-cell>
          <table:table-cell office:value-type="float" office:value="1" calcext:value-type="float">
            <text:p>1</text:p>
          </table:table-cell>
          <table:table-cell office:value-type="string" calcext:value-type="string">
            <text:p>text overall</text:p>
          </table:table-cell>
          <table:table-cell/>
          <table:table-cell office:value-type="string" calcext:value-type="string">
            <text:p>typos, wants proofreading</text:p>
          </table:table-cell>
          <table:table-cell table:number-columns-repeated="3"/>
        </table:table-row>
        <table:table-row table:style-name="ro1">
          <table:table-cell table:style-name="ce1" office:value-type="string" calcext:value-type="string">
            <text:p><text:s/>There are also a few odd phrasings, e.g. on page 5, about the middle of the page, when the phrase "horizontal transfer" is used but not "borrowing"</text:p>
          </table:table-cell>
          <table:table-cell office:value-type="float" office:value="1" calcext:value-type="float">
            <text:p>1</text:p>
          </table:table-cell>
          <table:table-cell office:value-type="string" calcext:value-type="string">
            <text:p>Page 5</text:p>
          </table:table-cell>
          <table:table-cell/>
          <table:table-cell office:value-type="string" calcext:value-type="string">
            <text:p>change word</text:p>
          </table:table-cell>
          <table:table-cell office:value-type="string" calcext:value-type="string">
            <text:p>done</text:p>
          </table:table-cell>
          <table:table-cell table:style-name="ce3" office:value-type="string" calcext:value-type="string">
            <text:p>Their overall result was that Maximal Likelihood performed the ``best'', but that there were still several shortcomings. <text:s/>Most notable of these are undetected borrowings, variation within languages and paralleled independent shifts. <text:s/>In this paper, we address the potential for contact events by using sets of trees from a Bayesian posterior, some of which may represent an alternative contact history.</text:p>
          </table:table-cell>
          <table:table-cell office:value-type="string" calcext:value-type="string">
            <text:p>The reviewer is right, “borrowings” is the term Jäger and List uses here and it makes more sense to use that rather than the more general term horizontal transfer. I’ve updated the paragraph.</text:p>
          </table:table-cell>
        </table:table-row>
        <table:table-row table:style-name="ro1">
          <table:table-cell table:style-name="ce1" office:value-type="string" calcext:value-type="string">
            <text:p><text:s/>The colour does not come out in Figure 2 (there is supposedly purple, yellow, and white, but I only see black and white).</text:p>
          </table:table-cell>
          <table:table-cell office:value-type="float" office:value="1" calcext:value-type="float">
            <text:p>1</text:p>
          </table:table-cell>
          <table:table-cell office:value-type="string" calcext:value-type="string">
            <text:p>Figure 2</text:p>
          </table:table-cell>
          <table:table-cell/>
          <table:table-cell office:value-type="string" calcext:value-type="string">
            <text:p>change colors</text:p>
          </table:table-cell>
          <table:table-cell office:value-type="string" calcext:value-type="string">
            <text:p>notfix</text:p>
          </table:table-cell>
          <table:table-cell/>
          <table:table-cell office:value-type="string" calcext:value-type="string">
            <text:p>I’m not entirely sure what to do here, the PDF does contain different colors in this instance. </text:p>
          </table:table-cell>
        </table:table-row>
        <table:table-row table:style-name="ro1">
          <table:table-cell table:style-name="ce1" office:value-type="string" calcext:value-type="string">
            <text:p>In section 5 ("Conclusions"), there are instances of "(?)" being included. I have no idea what this means, or maybe that the author just didn't finish the paper. Three lines from the bottom of page 32 ("Computational endeavours of curating lexical cognate data (?)") and last line of page 32 ("Methods are being developed for automatic cognate detection (?)") -- are these just references that the author forgot to put in? And again on page 33 (fourth line, after the Greenhill reference; and final line of the paper "alongside ?") -- did this just not get finished?</text:p>
            <text:p/>
          </table:table-cell>
          <table:table-cell office:value-type="float" office:value="1" calcext:value-type="float">
            <text:p>1</text:p>
          </table:table-cell>
          <table:table-cell table:number-columns-repeated="2"/>
          <table:table-cell office:value-type="string" calcext:value-type="string">
            <text:p>missing bibtex refs</text:p>
          </table:table-cell>
          <table:table-cell office:value-type="string" calcext:value-type="string">
            <text:p>done</text:p>
          </table:table-cell>
          <table:table-cell/>
          <table:table-cell office:value-type="string" calcext:value-type="string">
            <text:p>My apologies, there was a last minute change in the referencing tools and the linked references didn’t turn up. This is remedied now in the new version. Thank you for your patience</text:p>
          </table:table-cell>
        </table:table-row>
        <table:table-row table:style-name="ro1">
          <table:table-cell office:value-type="string" calcext:value-type="string">
            <text:p>As it stands currently, the paper is a bit long for its import. Part of this is the need for diagrams/trees, which can't be helped, but also much of the Appendices (page 38 onwards) could be summarized, eliminated, or put online on a non-ephemeral website. </text:p>
          </table:table-cell>
          <table:table-cell office:value-type="float" office:value="1" calcext:value-type="float">
            <text:p>1</text:p>
          </table:table-cell>
          <table:table-cell/>
          <table:table-cell office:value-type="string" calcext:value-type="string">
            <text:p>Will leave to editors</text:p>
          </table:table-cell>
          <table:table-cell office:value-type="string" calcext:value-type="string">
            <text:p>move supplementary material to zenodo/git</text:p>
          </table:table-cell>
          <table:table-cell office:value-type="string" calcext:value-type="string">
            <text:p>done</text:p>
          </table:table-cell>
          <table:table-cell/>
          <table:table-cell office:value-type="string" calcext:value-type="string">
            <text:p>I would be happy to move more of the appendices to an archiving website like Zenodo. </text:p>
          </table:table-cell>
        </table:table-row>
        <table:table-row table:style-name="ro1">
          <table:table-cell office:value-type="string" calcext:value-type="string">
            <text:p><text:s/>There are also several places, especially near the beginning (e.g. page 4) and in the "Background" section, where the author should assume more knowledge of historical linguistics than they do. </text:p>
          </table:table-cell>
          <table:table-cell office:value-type="float" office:value="1" calcext:value-type="float">
            <text:p>1</text:p>
          </table:table-cell>
          <table:table-cell/>
          <table:table-cell office:value-type="string" calcext:value-type="string">
            <text:p>I want this paper to be accessible to a wider audience and have therefore opted to assume less about people’s existing knowledge. I would like to continue this way, unless the journal editors disagree.</text:p>
          </table:table-cell>
          <table:table-cell office:value-type="string" calcext:value-type="string">
            <text:p>remove unnecessary explanation</text:p>
          </table:table-cell>
          <table:table-cell office:value-type="string" calcext:value-type="string">
            <text:p>done</text:p>
          </table:table-cell>
          <table:table-cell/>
          <table:table-cell office:value-type="string" calcext:value-type="string">
            <text:p>I was hoping that this paper could be attractive both to already active historical linguists, historical linguistics students and people coming into historical linguistics from computational biology, bioinformatics etc. If the editor and reviewers will allow it, I’d like to keep most of the intro to comparative method-parts for these reasons.</text:p>
          </table:table-cell>
        </table:table-row>
        <table:table-row table:style-name="ro1">
          <table:table-cell office:value-type="string" calcext:value-type="string">
            <text:p>A few unnecessary side comments could likely be removed, as they don't seem to relate to the main development of the paper (e.g. the comment on page 8 re Pawley).</text:p>
          </table:table-cell>
          <table:table-cell office:value-type="float" office:value="1" calcext:value-type="float">
            <text:p>1</text:p>
          </table:table-cell>
          <table:table-cell table:number-columns-repeated="2"/>
          <table:table-cell office:value-type="string" calcext:value-type="string">
            <text:p>remove unnecessary text</text:p>
          </table:table-cell>
          <table:table-cell table:number-columns-repeated="3"/>
        </table:table-row>
        <table:table-row table:style-name="ro1">
          <table:table-cell table:style-name="ce1" office:value-type="string" calcext:value-type="string">
            <text:p>I don't see the need for Figure 4 to take up a whole page.</text:p>
          </table:table-cell>
          <table:table-cell office:value-type="float" office:value="1" calcext:value-type="float">
            <text:p>1</text:p>
          </table:table-cell>
          <table:table-cell table:number-columns-repeated="2"/>
          <table:table-cell office:value-type="string" calcext:value-type="string">
            <text:p>make figure smaller</text:p>
          </table:table-cell>
          <table:table-cell office:value-type="string" calcext:value-type="string">
            <text:p>done</text:p>
          </table:table-cell>
          <table:table-cell/>
          <table:table-cell office:value-type="string" calcext:value-type="string">
            <text:p>No worries, it is smaller now and does not take up a full page.</text:p>
          </table:table-cell>
        </table:table-row>
        <table:table-row table:style-name="ro1">
          <table:table-cell office:value-type="string" calcext:value-type="string">
            <text:p> The sales pitch of the paper is that this comparison will help us better understand how traditional methods work. However, it was not exactly clear to me how the results of the paper shed light on this issue, and this needs to be spelled out more clearly. E.g., because parsimony approaches seem to have the highest scores (marginally) for all metrics, does this mean that traditional historical linguists prefer reconstructions that minimize the number of changes over the tree? Or because all methods perform similarly, does it mean that traditional reconstructions take into account the criteria/properties of minimal change, branch lengths, and frequency equally? These three methods are set up in opposition to each other, so it would be nice to know what they tell us individually about the logic behind traditional reconstruction. A careful discussion along these</text:p>
            <text:p>lines is currently missing.</text:p>
          </table:table-cell>
          <table:table-cell office:value-type="float" office:value="2" calcext:value-type="float">
            <text:p>2</text:p>
          </table:table-cell>
          <table:table-cell table:number-columns-repeated="2"/>
          <table:table-cell office:value-type="string" calcext:value-type="string">
            <text:p>unpack implications of results more</text:p>
          </table:table-cell>
          <table:table-cell table:number-columns-repeated="3"/>
        </table:table-row>
        <table:table-row table:style-name="ro1">
          <table:table-cell office:value-type="string" calcext:value-type="string">
            <text:p>In order for the paper to serve its stated purpose, the results have to be disaggregated and explained in more detail. For the results to be interpretable, we have to know at the feature (or at least domain) level what circumstances lead to good performance among different methods. For instance, do the parsimony and frequency metrics perform better when a feature is relatively homogeneous at the subgroup level? <text:s/>Would ML methods achieve a better reconstruction for a feature that shows less phylogenetic stability? </text:p>
          </table:table-cell>
          <table:table-cell office:value-type="float" office:value="2" calcext:value-type="float">
            <text:p>2</text:p>
          </table:table-cell>
          <table:table-cell table:number-columns-repeated="2"/>
          <table:table-cell office:value-type="string" calcext:value-type="string">
            <text:p>illustrate differences between consequences oc methods more</text:p>
          </table:table-cell>
          <table:table-cell table:number-columns-repeated="3"/>
        </table:table-row>
        <table:table-row table:style-name="ro1">
          <table:table-cell office:value-type="string" calcext:value-type="string">
            <text:p>here are a number of metrics that the authors could employ to characterize the phylogenetic distribution of different features within Austronesian that could be systematically compared to model performance. The authors could potentially address these questions using correlation analyses or logistic regression (e.g., by showing that the phylogenetic stability of a feature according to Blomberg's K has an effect on the accuracy with which it is reconstructed by MP).</text:p>
          </table:table-cell>
          <table:table-cell office:value-type="float" office:value="2" calcext:value-type="float">
            <text:p>2</text:p>
          </table:table-cell>
          <table:table-cell table:number-columns-repeated="2"/>
          <table:table-cell office:value-type="string" calcext:value-type="string">
            <text:p>compare performance to phylo signal, for example with phylo.d</text:p>
          </table:table-cell>
          <table:table-cell table:number-columns-repeated="3"/>
        </table:table-row>
        <table:table-row table:style-name="ro1">
          <table:table-cell office:value-type="string" calcext:value-type="string">
            <text:p>Additionally, there are numerous instances of mechanical errors (misplaced commas in numeric figures, bibtex errors, "maximal likelihood") which can be easily fixed.</text:p>
          </table:table-cell>
          <table:table-cell office:value-type="float" office:value="2" calcext:value-type="float">
            <text:p>2</text:p>
          </table:table-cell>
          <table:table-cell table:number-columns-repeated="2"/>
          <table:table-cell office:value-type="string" calcext:value-type="string">
            <text:p>proofreading</text:p>
          </table:table-cell>
          <table:table-cell table:number-columns-repeated="3"/>
        </table:table-row>
        <table:table-row table:style-name="ro1">
          <table:table-cell office:value-type="string" calcext:value-type="string">
            <text:p>The use of "comparative method" in this paper strikes me as a bit odd. The authors are right that the comparative method can be used to formal lexical as well as grammatical elements. But its use to reconstruct more abstract patterns of the type found in typological databases is far more controversial, with many linguists arguing that the reconstruction of abstract patterns is outside the purview of the comparative method unless the "double cognacy condition" is fulfilled (Walkden 2013). There is a definite disconnect between the procedure described on p. 7 and the approach of Hale, Chung, etc. "Traditional approaches" might be a more neutral term that readers will not immediately object to.</text:p>
          </table:table-cell>
          <table:table-cell office:value-type="float" office:value="2" calcext:value-type="float">
            <text:p>2</text:p>
          </table:table-cell>
          <table:table-cell table:number-columns-repeated="2"/>
          <table:table-cell office:value-type="string" calcext:value-type="string">
            <text:p>unpack more what CM is and isn’t</text:p>
          </table:table-cell>
          <table:table-cell table:number-columns-repeated="3"/>
        </table:table-row>
        <table:table-row table:style-name="ro1">
          <table:table-cell table:style-name="ce1" office:value-type="string" calcext:value-type="string">
            <text:p>P. 6, l. 18: This statement is imprecise. SCM is a procedure that simulates character histories using CTM rates. These rates are usually estimated on the basis of the tree topology and the data attested at tree tips before SCM is carried out. So SCM is a procedure that can follow the method described by Goldstein (but can also be used with arbitrarily defined rates).</text:p>
          </table:table-cell>
          <table:table-cell office:value-type="float" office:value="2" calcext:value-type="float">
            <text:p>2</text:p>
          </table:table-cell>
          <table:table-cell table:number-columns-repeated="2"/>
          <table:table-cell office:value-type="string" calcext:value-type="string">
            <text:p>not good content</text:p>
          </table:table-cell>
          <table:table-cell office:value-type="string" calcext:value-type="string">
            <text:p>Done</text:p>
          </table:table-cell>
          <table:table-cell table:style-name="ce4" office:value-type="string" calcext:value-type="string">
            <text:p><text:span text:style-name="T1">Another popular method of ancestral state reconstruction is Stochastic Character Mapping (</text:span><text:span text:style-name="T2">Huelsenbeck et al. 2003</text:span><text:span text:style-name="T3">). SCM is a procedure that can follow the same the CTMC approach employed by </text:span><text:span text:style-name="T2">Carling &amp; Cathcart </text:span><text:span text:style-name="T3">(</text:span><text:span text:style-name="T2">2021</text:span><text:span text:style-name="T3">) and </text:span><text:span text:style-name="T2">Goldstein </text:span><text:span text:style-name="T3">(</text:span><text:span text:style-name="T2">2022</text:span><text:span text:style-name="T3">), but not necessarily. SCM is a procedure that simulates character histories using Continuous Time Markov-rates. These rates are usually estimated on the basis of the tree topology and the data attested at tree tips before SCM is carried out, but can also be defined in other ways. Thank you to one of the anonymous reviewers for highlighting this.</text:span></text:p>
          </table:table-cell>
          <table:table-cell office:value-type="string" calcext:value-type="string">
            <text:p>That is a good point. I changed the text to clarify this and moved the content to a footnote.</text:p>
          </table:table-cell>
        </table:table-row>
        <table:table-row table:style-name="ro1">
          <table:table-cell office:value-type="string" calcext:value-type="string">
            <text:p>P. 9: the claim that Maximum Parsimony implicitly assumes the slowest rate of change is intuitive, but unsupported here by any literature or proof. It might be good to cite some literature on likelihood-based approximations of parsimony. Chapter 9 of Felsenstein 2004 has some valuable information.</text:p>
          </table:table-cell>
          <table:table-cell office:value-type="float" office:value="2" calcext:value-type="float">
            <text:p>2</text:p>
          </table:table-cell>
          <table:table-cell table:number-columns-repeated="2"/>
          <table:table-cell office:value-type="string" calcext:value-type="string">
            <text:p>bolster claim</text:p>
          </table:table-cell>
          <table:table-cell office:value-type="string" calcext:value-type="string">
            <text:p>done</text:p>
          </table:table-cell>
          <table:table-cell/>
          <table:table-cell office:value-type="string" calcext:value-type="string">
            <text:p>I have inserted a more extensive explaination of what I mean by rate of change in relation to MP that should clarify the argument.</text:p>
          </table:table-cell>
        </table:table-row>
        <table:table-row table:style-name="ro1">
          <table:table-cell office:value-type="string" calcext:value-type="string">
            <text:p>P. 16: maybe I am wrong, but I don't see the utility of using F1 scores here, apart from the fact that they are used in related work. If I understand correctly, the authors treat "presence" and "absence" as meaningful labels, such that features erroneously reconstructed as present or absent are treated differently, as false positives and false negatives. This strikes me as a bit odd, since many of the survey questions could be re-expressed in a reverse fashion, e.g., "do content interrogatives occur in situ" vs. "do content interrogatives exhibit movement?" making the labels present/absent meaningless (this is different from predicting whether a lexical item had a particular meaning, as lexemes can also exhibit polysemy). All that really matters, it seems, is whether or not a prediction is correct. The authors admit as much on p. 18, but continue to report F1 scores which is a bit confusing and doesn't contribute much.</text:p>
          </table:table-cell>
          <table:table-cell office:value-type="float" office:value="2" calcext:value-type="float">
            <text:p>2</text:p>
          </table:table-cell>
          <table:table-cell table:number-columns-repeated="2"/>
          <table:table-cell office:value-type="string" calcext:value-type="string">
            <text:p>shift F1 scores to supplementary only</text:p>
          </table:table-cell>
          <table:table-cell table:number-columns-repeated="3"/>
        </table:table-row>
        <table:table-row table:style-name="ro1">
          <table:table-cell office:value-type="string" calcext:value-type="string">
            <text:p>It is not clear to me what the point of using ML methods with a glottolog tree is, since it does not adhere to the assumptions of the method (no branch lengths). This adds unnecessarily to the large number of results that we have to wade through.</text:p>
          </table:table-cell>
          <table:table-cell office:value-type="float" office:value="2" calcext:value-type="float">
            <text:p>2</text:p>
          </table:table-cell>
          <table:table-cell table:number-columns-repeated="2"/>
          <table:table-cell office:value-type="string" calcext:value-type="string">
            <text:p>skip ML + glottolog tree</text:p>
          </table:table-cell>
          <table:table-cell table:number-columns-repeated="3"/>
        </table:table-row>
        <table:table-row table:style-name="ro1">
          <table:table-cell table:style-name="ce7" office:value-type="string" calcext:value-type="string">
            <text:p>p6 but it also allows &gt;  but they also allow</text:p>
          </table:table-cell>
          <table:table-cell office:value-type="string" calcext:value-type="string">
            <text:p>Andy</text:p>
          </table:table-cell>
          <table:table-cell table:number-columns-repeated="3"/>
          <table:table-cell office:value-type="string" calcext:value-type="string">
            <text:p>done</text:p>
          </table:table-cell>
          <table:table-cell table:number-columns-repeated="2"/>
        </table:table-row>
        <table:table-row table:style-name="ro1">
          <table:table-cell table:style-name="ce7" office:value-type="string" calcext:value-type="string">
            <text:p>p6 the Oceanic language subgroup... and four of its proto-languages&gt; the Oceanic subgroup and...of Proto-Oceanic and three of its subgroup proto-languages</text:p>
          </table:table-cell>
          <table:table-cell office:value-type="string" calcext:value-type="string">
            <text:p>Andy</text:p>
          </table:table-cell>
          <table:table-cell table:number-columns-repeated="3"/>
          <table:table-cell office:value-type="string" calcext:value-type="string">
            <text:p>wontfix</text:p>
          </table:table-cell>
          <table:table-cell table:number-columns-repeated="2"/>
        </table:table-row>
        <table:table-row table:style-name="ro1">
          <table:table-cell table:style-name="ce7" office:value-type="string" calcext:value-type="string">
            <text:p>Proto Central Pacific is a problematic construct. A case for a CP subgroup consisting of Fijian, Polynesian and Rotumanwas made by Grace (1959) and Pawley (1972).  But Geraghty (1996) shows that the evidence for a </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roto Central Pacific interstage is very limited.  Geraghty's classic study (1983) The History of the Fijian languagesshows that eastern Fijian ('Tokelau Fijian') languages share many innovations with Polynesian apart from other Fijian languages, pointing to a Tokelau Fijian-Polynesian subgroup. Later, Tokelau Fijian resynthesized with the other Fijiandialects as part of a Fijian dialect complex.</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Geraghty', Paul, 1983. The History of the Fijian languages. Honolulu: Univ Hawaii Press______ 1996. Problems with Central Pacific. In John Lynch and Fa'afo Pat (eds), Oceanic Studies: Proceedings of the First International Conference on Oceanic Linguistics. Canberra: Pacific Linguistics, 83-91.</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Grace, George W. 1959. The position of the Polynesian languages within the Austronesian (Malayo-Polynesian) language family. Waverly Press. Memoir 16 of the IJAL. Bloomington.</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awley, A. 1972. On the internal relationships of the Eastern Oceanic languages. In R.C. Green and M. Kelly (eds) Studies in Oceanic culture history vol.3, No. 13, Pacific Anthropological Records, Bishop Museum, Honolulu,  pp 1-142.</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7 systematic phonological similarities &gt; systematic phonological correspondences</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8 many historical linguists posit that /s/ &gt; historical linguists posit that /s/..become a /k/&gt;  historical linguists posit that /s/..becomes /k/</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8 reconstructs the proto-form *panua ... In daughter languages&gt; reconstructs Proto-Oceanic *panua... In various daughter languages</text:p>
          </table:table-cell>
          <table:table-cell office:value-type="string" calcext:value-type="string">
            <text:p>Andy</text:p>
          </table:table-cell>
          <table:table-cell table:number-columns-repeated="6"/>
        </table:table-row>
        <table:table-row table:style-name="ro1">
          <table:table-cell table:style-name="ce8"/>
          <table:table-cell table:number-columns-repeated="7"/>
        </table:table-row>
        <table:table-row table:style-name="ro1">
          <table:table-cell table:style-name="ce7" office:value-type="string" calcext:value-type="string">
            <text:p>p8 These are related...delete this sentence</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8  Comparative Method...but it can also be applied to structure&gt; No, the Comparative Method applies to sound correspondences not to syntax. Syntacticstructures are not arbitrary, word-forms are.</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9  last para touches on this</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11 Figure 2.  You might note that in the standard subgrouping of Polynesian the primary split is between Tongic(Tongan and Niuean) and the rest (Nuclear Polynesian). This is based on shared innovations in phonology and morphology (Pawley 1966, 1967)</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12 The Comp Method... can also be applied to grammatical morphemes and featuresNot to features. See above comment re p8</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26 The proto-languages of the Oceanic subbranch of the Austronesian language family are generally well researched in terms of&gt; Proto Oceanic is well researched in terms of</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There are dozens of subgroups of Oceanic. Many are not very well researched</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26 The choice to focus on these four in particular was based on the fact that they are the most well researched&gt; I would omit this sentence. There are other Oceanic proto-languages that are quite well researched.</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34   of the experts of historical linguistics&gt; of the experts in historical linguistics</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4 para 1 "impactful"  &gt; "influential""in archaeology and history studies"&gt; "in interdisciplinary historical syntheses"</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4 para 2  A lot of repetition here. </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5 para 1 "applied to data from a set of languages to determine whether they are genetically related, to derive subgroupings and to reconstruct ancestral forms"</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5 "not intended to replace traditional methods of"but rather to function as"</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5 para 3 "by comparing these to the product"</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7 2.1  para 1 "versus those of the classical historical linguistics approach" ."..and their consequences for"</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7 "deduce which are inherited from a common ancestor"</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7 "For example, many scholars have observed that Maori /toru/ 'three' is cognate with Hawaiian /kolu/ 'three', and that the t/k correspondence recurs in many other pairs of words, e.g. Hawaiian /make/, Maori /mate/ 'dead', Hawaiian /hiku/, Maori /whitu/ 'seven'. This information can be used to reconstruct forms for the immediate common ancestor of Maori and Hawaiian, Proto-Central Eastern Polynesian."</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Actually, you need a third Central EPN language to determine whether *t or *k should be reconstructed for these cognate sets. Thus, Rarotongan toru, mate, 'itu provide evidence that *t should be reconstructed and that Hawaiian k is an innovation.]</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Delete references to Blust, Greenhilll etc. Unnecessary.Delete "These two words are cognates" Delete sentence beginning "There is a systematic correspondence..." Repetition.</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10 para 3. "on the state of" &gt; "on the case-marking systems of"</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argue for a theory"&gt; argue for a reconstruction"</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fn 6 "suggest three different specific theories for this reconstruction"Do you mean their reconstructions differ in details?</text:p>
          </table:table-cell>
          <table:table-cell office:value-type="string" calcext:value-type="string">
            <text:p>Andy</text:p>
          </table:table-cell>
          <table:table-cell table:number-columns-repeated="6"/>
        </table:table-row>
        <table:table-row table:style-name="ro1">
          <table:table-cell table:style-name="ce7" office:value-type="string" calcext:value-type="string">
            <text:p>p33  5 para 2  "estimate knowledge of historical linguists"Do you mean "evaluate the conclusions/reconstructions of"?</text:p>
          </table:table-cell>
          <table:table-cell office:value-type="string" calcext:value-type="string">
            <text:p>Andy</text:p>
          </table:table-cell>
          <table:table-cell table:number-columns-repeated="6"/>
        </table:table-row>
        <table:table-row table:style-name="ro1">
          <table:table-cell office:value-type="string" calcext:value-type="string">
            <text:p>Insert Roberst hirostical syntax</text:p>
          </table:table-cell>
          <table:table-cell office:value-type="string" calcext:value-type="string">
            <text:p>Gerd</text:p>
          </table:table-cell>
          <table:table-cell table:number-columns-repeated="6"/>
        </table:table-row>
        <table:table-row table:style-name="ro1">
          <table:table-cell office:value-type="string" calcext:value-type="string">
            <text:p>insert bowern evans book with michael weiss chapter</text:p>
          </table:table-cell>
          <table:table-cell office:value-type="string" calcext:value-type="string">
            <text:p>Gerd</text:p>
          </table:table-cell>
          <table:table-cell table:number-columns-repeated="6"/>
        </table:table-row>
        <table:table-row table:style-name="ro1">
          <table:table-cell office:value-type="string" calcext:value-type="string">
            <text:p>insert ref to charlotta viti historical syntax</text:p>
          </table:table-cell>
          <table:table-cell office:value-type="string" calcext:value-type="string">
            <text:p>Gerd</text:p>
          </table:table-cell>
          <table:table-cell table:number-columns-repeated="6"/>
        </table:table-row>
        <table:table-row table:style-name="ro1">
          <table:table-cell office:value-type="string" calcext:value-type="string">
            <text:p>use the term paradigmicity for malcolm ross thing</text:p>
          </table:table-cell>
          <table:table-cell office:value-type="string" calcext:value-type="string">
            <text:p>Gerd</text:p>
          </table:table-cell>
          <table:table-cell table:number-columns-repeated="6"/>
        </table:table-row>
        <table:table-row table:style-name="ro1">
          <table:table-cell office:value-type="string" calcext:value-type="string">
            <text:p>check out campbell harris</text:p>
          </table:table-cell>
          <table:table-cell office:value-type="string" calcext:value-type="string">
            <text:p>Gerd</text:p>
          </table:table-cell>
          <table:table-cell table:number-columns-repeated="6"/>
        </table:table-row>
        <table:table-row table:style-name="ro1" table:number-rows-repeated="1048517">
          <table:table-cell table:number-columns-repeated="8"/>
        </table:table-row>
        <table:table-row table:style-name="ro1">
          <table:table-cell table:number-columns-repeated="8"/>
        </table:table-row>
        <calcext:conditional-formats>
          <calcext:conditional-format calcext:target-range-address="Sheet1.F1:Sheet1.F1048576">
            <calcext:condition calcext:apply-style-name="Good" calcext:value="=&quot;Done&quot;" calcext:base-cell-address="Sheet1.F1"/>
          </calcext:conditional-format>
        </calcext:conditional-formats>
      </table:table>
      <table:named-expressions/>
      <table:database-ranges>
        <table:database-range table:name="__Anonymous_Sheet_DB__0" table:target-range-address="Sheet1.A1:Sheet1.H2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 svg:font-family="Helvetica" style:font-family-generic="swiss"/>
    <style:font-face style:name="Liberation Mono" svg:font-family="'Liberation Mono', 'Courier New', 'DejaVu Sans Mono', Courier, Monac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5:46:42.642098847</meta:creation-date>
    <meta:generator>LibreOffice/7.4.3.2$MacOSX_X86_64 LibreOffice_project/1048a8393ae2eeec98dff31b5c133c5f1d08b890</meta:generator>
    <dc:date>2022-12-21T11:14:38.168233338</dc:date>
    <meta:editing-duration>P2DT2H5M49S</meta:editing-duration>
    <meta:editing-cycles>25</meta:editing-cycles>
    <meta:document-statistic meta:table-count="1" meta:cell-count="164" meta:object-count="0"/>
    <meta:user-defined meta:name=""/>
    <meta:user-defined meta:name="qrichtext">1</meta:user-defined>
  </office:meta>
</office:document-meta>
</file>